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54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104">
      <style:table-cell-properties fo:border="0.0008in solid #000000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textbookrentals.com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table:number-columns-spanned="13" table:number-rows-spanned="1">
            <text:p>Textbook Price Comparison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2">
            <text:p>Textbook</text:p>
          </table:table-cell>
          <table:table-cell table:style-name="ce4" office:value-type="string" table:number-columns-spanned="3" table:number-rows-spanned="1">
            <text:p>New</text:p>
          </table:table-cell>
          <table:covered-table-cell table:number-columns-repeated="2" table:style-name="ce2"/>
          <table:table-cell table:style-name="ce4" office:value-type="string" table:number-columns-spanned="3" table:number-rows-spanned="1">
            <text:p>Used</text:p>
          </table:table-cell>
          <table:covered-table-cell table:number-columns-repeated="2" table:style-name="ce2"/>
          <table:table-cell table:style-name="ce4" office:value-type="string" table:number-columns-spanned="4" table:number-rows-spanned="1">
            <text:p>Rental</text:p>
          </table:table-cell>
          <table:covered-table-cell table:number-columns-repeated="3" table:style-name="ce2"/>
          <table:table-cell table:style-name="ce2" office:value-type="string">
            <text:p>eBook</text:p>
          </table:table-cell>
          <table:table-cell table:style-name="ce2" office:value-type="string" table:number-columns-spanned="1" table:number-rows-spanned="2">
            <text:p>Best Price</text:p>
          </table:table-cell>
          <table:table-cell table:number-columns-repeated="1011"/>
        </table:table-row>
        <table:table-row table:style-name="ro2">
          <table:covered-table-cell table:style-name="ce2"/>
          <table:table-cell table:style-name="ce2" office:value-type="string">
            <text:p>Price</text:p>
          </table:table-cell>
          <table:table-cell table:style-name="ce2" office:value-type="string">
            <text:p>S&amp;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S&amp;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S&amp;H</text:p>
          </table:table-cell>
          <table:table-cell table:style-name="ce2" office:value-type="string">
            <text:p>Return S&amp;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rice</text:p>
          </table:table-cell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Absolute Java (5<text:span text:style-name="T1">th</text:span> Edition)</text:p>
          </table:table-cell>
          <table:table-cell office:value-type="currency" office:currency="USD" office:value="37.98">
            <text:p>$37.98</text:p>
          </table:table-cell>
          <table:table-cell office:value-type="currency" office:currency="USD" office:value="10">
            <text:p>$10.00</text:p>
          </table:table-cell>
          <table:table-cell table:formula="of:=SUM([.B4];[.C4])" office:value-type="currency" office:currency="USD" office:value="47.98">
            <text:p>$47.98</text:p>
          </table:table-cell>
          <table:table-cell office:value-type="currency" office:currency="USD" office:value="89.4">
            <text:p>$89.40</text:p>
          </table:table-cell>
          <table:table-cell office:value-type="currency" office:currency="USD" office:value="3.99">
            <text:p>$3.99</text:p>
          </table:table-cell>
          <table:table-cell table:formula="of:=SUM([.E4];[.F4])" office:value-type="currency" office:currency="USD" office:value="93.39">
            <text:p>$93.39</text:p>
          </table:table-cell>
          <table:table-cell office:value-type="currency" office:currency="USD" office:value="52.71">
            <text:p>$52.71</text:p>
          </table:table-cell>
          <table:table-cell office:value-type="currency" office:currency="USD" office:value="3.95">
            <text:p>$3.95</text:p>
          </table:table-cell>
          <table:table-cell office:value-type="currency" office:currency="USD" office:value="3.99">
            <text:p>$3.99</text:p>
          </table:table-cell>
          <table:table-cell table:formula="of:=SUM([.H4:.J4])" office:value-type="currency" office:currency="USD" office:value="60.65">
            <text:p>$60.65</text:p>
          </table:table-cell>
          <table:table-cell office:value-type="currency" office:currency="USD" office:value="69.95">
            <text:p>$69.95</text:p>
          </table:table-cell>
          <table:table-cell table:formula="of:=MIN([.D4];[.G4];[.K4];[.L4])" office:value-type="currency" office:currency="USD" office:value="47.98">
            <text:p>$47.98</text:p>
          </table:table-cell>
          <table:table-cell table:number-columns-repeated="1011"/>
        </table:table-row>
        <table:table-row table:style-name="ro2">
          <table:table-cell office:value-type="string">
            <text:p>Educational Psychology (12<text:span text:style-name="T1">th</text:span> Edition)</text:p>
          </table:table-cell>
          <table:table-cell office:value-type="currency" office:currency="USD" office:value="159.99">
            <text:p>$159.99</text:p>
          </table:table-cell>
          <table:table-cell office:value-type="currency" office:currency="USD" office:value="3.99">
            <text:p>$3.99</text:p>
          </table:table-cell>
          <table:table-cell table:formula="of:=SUM([.B5];[.C5])" office:value-type="currency" office:currency="USD" office:value="163.98">
            <text:p>$163.98</text:p>
          </table:table-cell>
          <table:table-cell office:value-type="currency" office:currency="USD" office:value="143.99">
            <text:p>$143.99</text:p>
          </table:table-cell>
          <table:table-cell office:value-type="currency" office:currency="USD" office:value="4.99">
            <text:p>$4.99</text:p>
          </table:table-cell>
          <table:table-cell table:formula="of:=SUM([.E5];[.F5])" office:value-type="currency" office:currency="USD" office:value="148.98">
            <text:p>$148.98</text:p>
          </table:table-cell>
          <table:table-cell office:value-type="currency" office:currency="USD" office:value="78.39">
            <text:p>$78.3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.99">
            <text:p>$3.99</text:p>
          </table:table-cell>
          <table:table-cell table:formula="of:=SUM([.H5:.J5])" office:value-type="currency" office:currency="USD" office:value="82.38">
            <text:p>$82.38</text:p>
          </table:table-cell>
          <table:table-cell/>
          <table:table-cell table:formula="of:=MIN([.D5];[.G5];[.K5];[.L5])" office:value-type="currency" office:currency="USD" office:value="82.38">
            <text:p>$82.38</text:p>
          </table:table-cell>
          <table:table-cell table:number-columns-repeated="1011"/>
        </table:table-row>
        <table:table-row table:style-name="ro2">
          <table:table-cell office:value-type="string">
            <text:p>Introduction to Computers (6<text:span text:style-name="T1">th</text:span> Edition)</text:p>
          </table:table-cell>
          <table:table-cell office:value-type="currency" office:currency="USD" office:value="17.5">
            <text:p>$17.50</text:p>
          </table:table-cell>
          <table:table-cell office:value-type="currency" office:currency="USD" office:value="3.99">
            <text:p>$3.99</text:p>
          </table:table-cell>
          <table:table-cell table:formula="of:=SUM([.B6];[.C6])" office:value-type="currency" office:currency="USD" office:value="21.49">
            <text:p>$21.49</text:p>
          </table:table-cell>
          <table:table-cell office:value-type="currency" office:currency="USD" office:value="3.74">
            <text:p>$3.74</text:p>
          </table:table-cell>
          <table:table-cell office:value-type="currency" office:currency="USD" office:value="3.99">
            <text:p>$3.99</text:p>
          </table:table-cell>
          <table:table-cell table:formula="of:=SUM([.E6];[.F6])" office:value-type="currency" office:currency="USD" office:value="7.73">
            <text:p>$7.73</text:p>
          </table:table-cell>
          <table:table-cell office:value-type="currency" office:currency="USD" office:value="26.29">
            <text:p>$26.29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.99">
            <text:p>$3.99</text:p>
          </table:table-cell>
          <table:table-cell table:formula="of:=SUM([.H6:.J6])" office:value-type="currency" office:currency="USD" office:value="30.28">
            <text:p>$30.28</text:p>
          </table:table-cell>
          <table:table-cell/>
          <table:table-cell table:formula="of:=MIN([.D6];[.G6];[.K6];[.L6])" office:value-type="currency" office:currency="USD" office:value="7.73">
            <text:p>$7.73</text:p>
          </table:table-cell>
          <table:table-cell table:number-columns-repeated="1011"/>
        </table:table-row>
        <table:table-row table:style-name="ro2">
          <table:table-cell office:value-type="string">
            <text:p>The Speaker (The Tradition and Practice of Public Speaking) (1<text:span text:style-name="T1">st</text:span> Edition)</text:p>
          </table:table-cell>
          <table:table-cell office:value-type="currency" office:currency="USD" office:value="50">
            <text:p>$50.00</text:p>
          </table:table-cell>
          <table:table-cell office:value-type="currency" office:currency="USD" office:value="3.99">
            <text:p>$3.99</text:p>
          </table:table-cell>
          <table:table-cell table:formula="of:=SUM([.H7];[.C7])" office:value-type="currency" office:currency="USD" office:value="31.65">
            <text:p>$31.65</text:p>
          </table:table-cell>
          <table:table-cell office:value-type="currency" office:currency="USD" office:value="35">
            <text:p>$35.00</text:p>
          </table:table-cell>
          <table:table-cell office:value-type="currency" office:currency="USD" office:value="3.99">
            <text:p>$3.99</text:p>
          </table:table-cell>
          <table:table-cell table:formula="of:=SUM([.E7];[.F7])" office:value-type="currency" office:currency="USD" office:value="38.99">
            <text:p>$38.99</text:p>
          </table:table-cell>
          <table:table-cell office:value-type="currency" office:currency="USD" office:value="27.66">
            <text:p>$27.66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.99">
            <text:p>$3.99</text:p>
          </table:table-cell>
          <table:table-cell table:formula="of:=SUM([.H7:.J7])" office:value-type="currency" office:currency="USD" office:value="31.65">
            <text:p>$31.65</text:p>
          </table:table-cell>
          <table:table-cell office:value-type="currency" office:currency="USD" office:value="0">
            <text:p>$0.00</text:p>
          </table:table-cell>
          <table:table-cell table:formula="of:=MIN([.D7];[.G7];[.K7];[.L7])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table:number-columns-repeated="2"/>
          <table:table-cell>
            <draw:frame table:end-cell-address="'textbookrentals.com'.I35" table:end-x="0.7992in" table:end-y="0.0217in" draw:z-index="1" draw:style-name="gr1" svg:width="5.6587in" svg:height="5.0413in" svg:x="0.4748in" svg:y="0.0425in">
              <draw:object draw:notify-on-update-of-ranges="'textbookrentals.com'.A4:'textbookrentals.com'.A7 'textbookrentals.com'.D4:'textbookrentals.com'.D7 'textbookrentals.com'.G4:'textbookrentals.com'.G7 'textbookrentals.com'.K4:'textbookrentals.com'.K7 'textbookrentals.com'.L4:'textbookrentals.com'.L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>
            <draw:frame table:end-cell-address="'textbookrentals.com'.C26" table:end-x="0.3654in" table:end-y="0.0425in" draw:z-index="0" draw:style-name="gr1" svg:width="3.8713in" svg:height="3.2083in" svg:x="0in" svg:y="0.0217in">
              <draw:object draw:notify-on-update-of-ranges="'textbookrentals.com'.A4:'textbookrentals.com'.A7 'textbookrentals.com'.D4:'textbookrentals.com'.D4 'textbookrentals.com'.G6:'textbookrentals.com'.G6 'textbookrentals.com'.K5:'textbookrentals.com'.K5 'textbookrentals.com'.L7:'textbookrentals.com'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nesandnobel.com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amazon.com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EMU Bookstore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Not Getting Books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1/24/2013</text:date>, <text:time>12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die Gurnee</meta:initial-creator>
    <meta:creation-date>2013-01-24T10:32:32.86</meta:creation-date>
    <dc:date>2013-01-24T12:54:37.80</dc:date>
    <dc:creator>Eddie Gurnee</dc:creator>
    <meta:editing-duration>PT3M30S</meta:editing-duration>
    <meta:editing-cycles>1</meta:editing-cycles>
    <meta:document-statistic meta:table-count="5" meta:cell-count="70" meta:object-count="2"/>
    <meta:generator>LibreOffice/3.3$Win32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9.834cm" svg:height="8.15cm" xlink:href=".." xlink:type="simple" chart:class="chart:circle" chart:style-name="ch1">
        <chart:title svg:x="2.691cm" svg:y="0.299cm" chart:style-name="ch2">
          <text:p>Best Price Breakdown</text:p>
        </chart:title>
        <chart:legend chart:legend-position="end" svg:x="8.84cm" svg:y="2.101cm" chart:style-name="ch3"/>
        <chart:plot-area chart:style-name="ch4" table:cell-range-address="'textbookrentals.com'.A4:'textbookrentals.com'.A7 'textbookrentals.com'.D4:'textbookrentals.com'.D4 'textbookrentals.com'.G6:'textbookrentals.com'.G6 'textbookrentals.com'.K5:'textbookrentals.com'.K5 'textbookrentals.com'.L7:'textbookrentals.com'.L7" chart:data-source-has-labels="row" svg:x="0.648cm" svg:y="1.599cm" svg:width="7.73cm" svg:height="5.851cm">
          <chartooo:coordinate-region svg:x="1.235cm" svg:y="1.6cm" svg:width="6.35cm" svg:height="5.8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extbookrentals.com'.A4:'textbookrentals.com'.A7 'textbookrentals.com'.D4:'textbookrentals.com'.D4 'textbookrentals.com'.G6:'textbookrentals.com'.G6 'textbookrentals.com'.K5:'textbookrentals.com'.K5 'textbookrentals.com'.L7:'textbookrentals.com'.L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D Column G Column K 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xtbookrentals.com'.A4:'textbookrentals.com'.A7 'textbookrentals.com'.D4:'textbookrentals.com'.D4 'textbookrentals.com'.G6:'textbookrentals.com'.G6 'textbookrentals.com'.K5:'textbookrentals.com'.K5 'textbookrentals.com'.L7:'textbookrentals.com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38">
                <text:p>8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4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4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4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74cm" svg:height="12.806cm" xlink:href=".." xlink:type="simple" chart:class="chart:bar" chart:style-name="ch1">
        <chart:title svg:x="5.357cm" svg:y="0.392cm" chart:style-name="ch2">
          <text:p>Price Comparison</text:p>
        </chart:title>
        <chart:legend chart:legend-position="end" svg:x="12.396cm" svg:y="3.39cm" chart:style-name="ch3"/>
        <chart:plot-area chart:style-name="ch4" table:cell-range-address="'textbookrentals.com'.A4:'textbookrentals.com'.A7 'textbookrentals.com'.B2:'textbookrentals.com'.B2 'textbookrentals.com'.D4:'textbookrentals.com'.D7 'textbookrentals.com'.E2:'textbookrentals.com'.E2 'textbookrentals.com'.G4:'textbookrentals.com'.G7 'textbookrentals.com'.H2:'textbookrentals.com'.H2 'textbookrentals.com'.K4:'textbookrentals.com'.L7 'textbookrentals.com'.L2:'textbookrentals.com'.L2" chart:data-source-has-labels="both" svg:x="0.261cm" svg:y="1.432cm" svg:width="11.758cm" svg:height="11.241cm">
          <chartooo:coordinate-region svg:x="3.043cm" svg:y="1.644cm" svg:width="8.976cm" svg:height="6.564cm"/>
          <chart:axis chart:dimension="x" chart:name="primary-x" chart:style-name="ch5">
            <chart:categories table:cell-range-address="'textbookrentals.com'.A4:'textbookrentals.com'.A7"/>
          </chart:axis>
          <chart:axis chart:dimension="y" chart:name="primary-y" chart:style-name="ch6">
            <chart:title svg:x="0.508cm" svg:y="5.042cm" chart:style-name="ch7">
              <text:p>Price</text:p>
            </chart:title>
            <chart:grid chart:style-name="ch8" chart:class="major"/>
          </chart:axis>
          <chart:series chart:style-name="ch9" chart:values-cell-range-address="'textbookrentals.com'.D4:'textbookrentals.com'.D7" chart:label-cell-address="'textbookrentals.com'.B2:'textbookrentals.com'.B2" chart:class="chart:bar">
            <chart:data-point chart:repeated="4"/>
          </chart:series>
          <chart:series chart:style-name="ch10" chart:values-cell-range-address="'textbookrentals.com'.G4:'textbookrentals.com'.G7" chart:label-cell-address="'textbookrentals.com'.E2:'textbookrentals.com'.E2" chart:class="chart:bar">
            <chart:data-point chart:repeated="4"/>
          </chart:series>
          <chart:series chart:style-name="ch11" chart:values-cell-range-address="'textbookrentals.com'.K4:'textbookrentals.com'.K7" chart:label-cell-address="'textbookrentals.com'.H2:'textbookrentals.com'.H2" chart:class="chart:bar">
            <chart:data-point chart:repeated="4"/>
          </chart:series>
          <chart:series chart:style-name="ch12" chart:values-cell-range-address="'textbookrentals.com'.L4:'textbookrentals.com'.L7" chart:label-cell-address="'textbookrentals.com'.L2:'textbookrentals.com'.L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'textbookrentals.com'.B2:'textbookrentals.com'.B2</svg:desc>
                </draw:g>
              </table:table-cell>
              <table:table-cell office:value-type="string">
                <text:p>Used</text:p>
                <draw:g>
                  <svg:desc>'textbookrentals.com'.E2:'textbookrentals.com'.E2</svg:desc>
                </draw:g>
              </table:table-cell>
              <table:table-cell office:value-type="string">
                <text:p>Rental</text:p>
                <draw:g>
                  <svg:desc>'textbookrentals.com'.H2:'textbookrentals.com'.H2</svg:desc>
                </draw:g>
              </table:table-cell>
              <table:table-cell office:value-type="string">
                <text:p>eBook</text:p>
                <draw:g>
                  <svg:desc>'textbookrentals.com'.L2:'textbookrentals.co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olute Java (5th Edition)</text:p>
                <draw:g>
                  <svg:desc>'textbookrentals.com'.A4:'textbookrentals.com'.A7</svg:desc>
                </draw:g>
              </table:table-cell>
              <table:table-cell office:value-type="float" office:value="47.98">
                <text:p>47.98</text:p>
                <draw:g>
                  <svg:desc>'textbookrentals.com'.D4:'textbookrentals.com'.D7</svg:desc>
                </draw:g>
              </table:table-cell>
              <table:table-cell office:value-type="float" office:value="93.39">
                <text:p>93.39</text:p>
                <draw:g>
                  <svg:desc>'textbookrentals.com'.G4:'textbookrentals.com'.G7</svg:desc>
                </draw:g>
              </table:table-cell>
              <table:table-cell office:value-type="float" office:value="60.65">
                <text:p>60.65</text:p>
                <draw:g>
                  <svg:desc>'textbookrentals.com'.K4:'textbookrentals.com'.K7</svg:desc>
                </draw:g>
              </table:table-cell>
              <table:table-cell office:value-type="float" office:value="69.95">
                <text:p>69.95</text:p>
                <draw:g>
                  <svg:desc>'textbookrentals.com'.L4:'textbookrentals.com'.L7</svg:desc>
                </draw:g>
              </table:table-cell>
            </table:table-row>
            <table:table-row>
              <table:table-cell office:value-type="string">
                <text:p>Educational Psychology (12th Edition)</text:p>
              </table:table-cell>
              <table:table-cell office:value-type="float" office:value="163.98">
                <text:p>163.98</text:p>
              </table:table-cell>
              <table:table-cell office:value-type="float" office:value="148.98">
                <text:p>148.98</text:p>
              </table:table-cell>
              <table:table-cell office:value-type="float" office:value="82.38">
                <text:p>8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 to Computers (6th Edition)</text:p>
              </table:table-cell>
              <table:table-cell office:value-type="float" office:value="21.49">
                <text:p>21.49</text:p>
              </table:table-cell>
              <table:table-cell office:value-type="float" office:value="7.73">
                <text:p>7.73</text:p>
              </table:table-cell>
              <table:table-cell office:value-type="float" office:value="30.28">
                <text:p>3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peaker (The Tradition and Practice of Public Speaking) (1st Edition)</text:p>
              </table:table-cell>
              <table:table-cell office:value-type="float" office:value="31.65">
                <text:p>31.65</text:p>
              </table:table-cell>
              <table:table-cell office:value-type="float" office:value="38.99">
                <text:p>38.99</text:p>
              </table:table-cell>
              <table:table-cell office:value-type="float" office:value="31.65">
                <text:p>31.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